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K</text:p>
      <text:list xml:id="list1870003651" text:style-name="L1">
        <text:list-item>
          <text:p text:style-name="P1">metody, vrace uspesnost operace nebo vyhazovat vyjimky?</text:p>
        </text:list-item>
        <text:list-item>
          <text:p text:style-name="P1">Jak s otviranim souboru? Predavat nazev souboru nebo slozku?</text:p>
        </text:list-item>
      </text:list>
      <text:p text:style-name="Standard"/>
      <text:p text:style-name="Standard">Aplikace bude rozdelena na 3 hlavni moduly. </text:p>
      <text:p text:style-name="Standard"/>
      <text:p text:style-name="Standard">Typy plagiatorstvi</text:p>
      <text:list xml:id="list1955176872" text:style-name="L2">
        <text:list-item>
          <text:p text:style-name="P2">komentare tj. Odstraneni nebo jejich zmena</text:p>
        </text:list-item>
        <text:list-item>
          <text:p text:style-name="P2">identifikatory tj. Prejmenovani</text:p>
        </text:list-item>
        <text:list-item>
          <text:p text:style-name="P2">pozice promenne v kodu tj. Presunuti inicializace z prostredku funkce nahoru apod.</text:p>
        </text:list-item>
        <text:list-item>
          <text:p text:style-name="P2">Kombinace funkci tj. Vlozene procedury, predelani funkcionalniho kodu na objektovy</text:p>
        </text:list-item>
        <text:list-item>
          <text:p text:style-name="P2">program statements tj. Prehazeni if-else,</text:p>
        </text:list-item>
        <text:list-item>
          <text:p text:style-name="P2">control logic tj. Predelani for na while</text:p>
          <text:p text:style-name="P2"/>
        </text:list-item>
      </text:list>
      <text:p text:style-name="Standard"/>
      <text:p text:style-name="Standard">Postupy</text:p>
      <text:list xml:id="list1717235459" text:style-name="L3">
        <text:list-item>
          <text:p text:style-name="P3">vždy predelat kod na tokeny</text:p>
        </text:list-item>
        <text:list-item>
          <text:p text:style-name="P3">odstranit komentare</text:p>
        </text:list-item>
        <text:list-item>
          <text:p text:style-name="P3">dale pak pracovat v modulech</text:p>
        </text:list-item>
      </text:list>
      <text:p text:style-name="Standard"/>
      <text:p text:style-name="Standard">1. modul – vyuzivani metrik kodu</text:p>
      <text:list xml:id="list1426836381" text:style-name="L4">
        <text:list-header>
          <text:p text:style-name="P4">- oznacit za podezrele projetky s prilis malo funkcemi</text:p>
          <text:p text:style-name="P4">- kontrolovat počet metod/promennych ve tride a počet promennych v metodach/funkcich</text:p>
          <text:p text:style-name="P4">- vyuzit haelstedovy metriky, idealne tak, aby bylo mozne nastavit hloubku zkoumani, zda zkoumat cely program, pripadne jednotlive tridy, nasledne metody/funkce nebo dokonce i jednotlive cykly/vetveni (if-else)</text:p>
          <text:p text:style-name="P4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074236296" text:continue-numbering="true" text:style-name="L4">
        <text:list-header>
          <text:p text:style-name="P4"/>
        </text:list-header>
      </text:list>
      <text:p text:style-name="Standard"/>
      <text:p text:style-name="Standard">TODO:</text:p>
      <text:p text:style-name="Standard">modul 1</text:p>
      <text:list xml:id="list2106626981" text:style-name="L5">
        <text:list-item>
          <text:p text:style-name="P5">skript na ziskani tokenu ze zdrojoveho textu do tokenu</text:p>
        </text:list-item>
        <text:list-item>
          <text:p text:style-name="P5">odstranit z tokenu komentare</text:p>
        </text:list-item>
        <text:list-item>
          <text:p text:style-name="P5">zkontrolovat počet funkci/metod/ trid</text:p>
        </text:list-item>
        <text:list-item>
          <text:p text:style-name="P5">zkontrolovat počet promennych ve tridach / metodach / funkcich</text:p>
        </text:list-item>
        <text:list-item>
          <text:p text:style-name="P5">napsat algoritmus na haelstedovu metriku s options na cely program, tridy, funkce/metody ?? pokud by se naslo něco podezreleho, tak projit i vetveni/cykly</text:p>
        </text:list-item>
      </text:list>
      <text:p text:style-name="Standard"/>
      <text:p text:style-name="Standard"/>
      <text:p text:style-name="Standard"/>
      <text:p text:style-name="Standard"/>
      <text:p text:style-name="Standard">Literatura:</text:p>
      <text:list xml:id="list234878310" text:style-name="L6">
        <text:list-item>
          <text:p text:style-name="P6"><text:span text:style-name="T2">PHP: Hypertext Preprocessor, http://www.php.net, (c)2001-2014</text:span> (kecy o celem PHP)</text:p>
        </text:list-item>
        <text:list-item>
          <text:p text:style-name="P6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6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  <text:list-item>
          <text:p text:style-name="P6"><text:soft-page-break/><text:a xlink:type="simple" xlink:href="http://trochu.kvalitne.cz/diplomka/text/DipText4.xhtml#toc35">http://trochu.kvalitne.cz/diplomka/text/DipText4.xhtml#toc35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1:15:02</meta:creation-date>
    <meta:generator>LibreOffice/3.5$Linux_X86_64 LibreOffice_project/350m1$Build-2</meta:generator>
    <dc:date>2014-12-21T18:07:46</dc:date>
    <meta:editing-duration>PT13H23M13S</meta:editing-duration>
    <meta:editing-cycles>5</meta:editing-cycles>
    <meta:document-statistic meta:table-count="0" meta:image-count="0" meta:object-count="0" meta:page-count="2" meta:paragraph-count="34" meta:word-count="292" meta:character-count="1980" meta:non-whitespace-character-count="1741"/>
  </office:meta>
</office:document-meta>
</file>